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c79c6a52946ceae007640b066a810b2" style:family="table-column">
      <style:table-column-properties fo:break-before="auto" style:use-optimal-column-width="false" style:column-width="6cm"/>
    </style:style>
    <style:style style:name="odsStyleTableColumn-01dd295c2774e264f0b97dd92b8f05a8" style:family="table-column">
      <style:table-column-properties fo:break-before="auto" style:use-optimal-column-width="false" style:column-width="5cm"/>
    </style:style>
    <style:style style:name="odsStyleTableColumn-0a3ae09ad5328e1448d3ae18bcdcbff5" style:family="table-column">
      <style:table-column-properties fo:break-before="auto" style:use-optimal-column-width="false" style:column-width="3cm"/>
    </style:style>
    <style:style style:name="odsStyleTableCell-4f7b787d6fed1685c5b380905138127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11e2482b97f46e75903e075be9c46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e694fc38a23264ae45ea3377b2c78a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97153521e8e93a14b823a05979af92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add371f96ebf5e9a1d174fe14f4e12c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98cff50db21931a0f5ad5e22b54783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c79c6a52946ceae007640b066a810b2" table:default-cell-style-name="Default"/>
        <table:table-column table:style-name="odsStyleTableColumn-01dd295c2774e264f0b97dd92b8f05a8" table:default-cell-style-name="Default"/>
        <table:table-column table:style-name="odsStyleTableColumn-0a3ae09ad5328e1448d3ae18bcdcbff5" table:default-cell-style-name="Default"/>
        <table:table-column table:style-name="odsStyleTableColumn-0a3ae09ad5328e1448d3ae18bcdcbff5" table:default-cell-style-name="Default"/>
        <table:table-column table:style-name="odsStyleTableColumn-0a3ae09ad5328e1448d3ae18bcdcbff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f7b787d6fed1685c5b380905138127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11e2482b97f46e75903e075be9c464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11e2482b97f46e75903e075be9c4645" table:number-columns-spanned="5" table:number-rows-spanned="1" office:value-type="string">
            <text:p>TABLA No. 74-24</text:p>
          </table:table-cell>
          <table:covered-table-cell table:number-columns-repeated="4"/>
        </table:table-row>
        <table:table-row table:style-name="ro1">
          <table:table-cell table:style-name="odsStyleTableCell-511e2482b97f46e75903e075be9c4645" table:number-columns-spanned="5" table:number-rows-spanned="1" office:value-type="string">
            <text:p>TABLA DE COTIZACIONES DEL 18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11e2482b97f46e75903e075be9c464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e694fc38a23264ae45ea3377b2c78a0" office:value-type="string">
            <text:p>PAIS</text:p>
          </table:table-cell>
          <table:table-cell table:style-name="odsStyleTableCell-de694fc38a23264ae45ea3377b2c78a0" office:value-type="string">
            <text:p>UNIDAD MONETARIA</text:p>
          </table:table-cell>
          <table:table-cell table:style-name="odsStyleTableCell-de694fc38a23264ae45ea3377b2c78a0" office:value-type="string">
            <text:p>MONEDA</text:p>
          </table:table-cell>
          <table:table-cell table:style-name="odsStyleTableCell-de694fc38a23264ae45ea3377b2c78a0" office:value-type="string">
            <text:p>TIPO DE CAMBIO EN Bs POR UNIDAD DE MONEDA EXTRANJERA</text:p>
          </table:table-cell>
          <table:table-cell table:style-name="odsStyleTableCell-de694fc38a23264ae45ea3377b2c78a0" office:value-type="string">
            <text:p>TIPO DE CAMBIO EN M.E.</text:p>
          </table:table-cell>
        </table:table-row>
        <table:table-row table:style-name="ro1">
          <table:table-cell table:style-name="odsStyleTableCell-297153521e8e93a14b823a05979af922" office:value-type="string">
            <text:p>ESTADOS UNIDOS</text:p>
          </table:table-cell>
          <table:table-cell table:style-name="odsStyleTableCell-297153521e8e93a14b823a05979af922" office:value-type="string">
            <text:p>DOLAR VENTA</text:p>
          </table:table-cell>
          <table:table-cell table:style-name="odsStyleTableCell-297153521e8e93a14b823a05979af922" office:value-type="string">
            <text:p>USD.VENTA</text:p>
          </table:table-cell>
          <table:table-cell table:style-name="odsStyleTableCell-0add371f96ebf5e9a1d174fe14f4e12c" office:value-type="string">
            <text:p>6.96000</text:p>
          </table:table-cell>
          <table:table-cell table:style-name="odsStyleTableCell-0add371f96ebf5e9a1d174fe14f4e12c" office:value-type="string">
            <text:p/>
          </table:table-cell>
        </table:table-row>
        <table:table-row table:style-name="ro1">
          <table:table-cell table:style-name="odsStyleTableCell-297153521e8e93a14b823a05979af922" office:value-type="string">
            <text:p>ESTADOS UNIDOS</text:p>
          </table:table-cell>
          <table:table-cell table:style-name="odsStyleTableCell-297153521e8e93a14b823a05979af922" office:value-type="string">
            <text:p>DOLAR COMPRA</text:p>
          </table:table-cell>
          <table:table-cell table:style-name="odsStyleTableCell-297153521e8e93a14b823a05979af922" office:value-type="string">
            <text:p>USD.COMPRA</text:p>
          </table:table-cell>
          <table:table-cell table:style-name="odsStyleTableCell-0add371f96ebf5e9a1d174fe14f4e12c" office:value-type="string">
            <text:p>6.86000</text:p>
          </table:table-cell>
          <table:table-cell table:style-name="odsStyleTableCell-0add371f96ebf5e9a1d174fe14f4e12c" office:value-type="string">
            <text:p/>
          </table:table-cell>
        </table:table-row>
        <table:table-row table:style-name="ro1">
          <table:table-cell table:style-name="odsStyleTableCell-297153521e8e93a14b823a05979af922" office:value-type="string">
            <text:p>UNION EUROPEA</text:p>
          </table:table-cell>
          <table:table-cell table:style-name="odsStyleTableCell-297153521e8e93a14b823a05979af922" office:value-type="string">
            <text:p>EURO</text:p>
          </table:table-cell>
          <table:table-cell table:style-name="odsStyleTableCell-297153521e8e93a14b823a05979af922" office:value-type="string">
            <text:p>EUR</text:p>
          </table:table-cell>
          <table:table-cell table:style-name="odsStyleTableCell-0add371f96ebf5e9a1d174fe14f4e12c" office:value-type="string">
            <text:p>7.32515</text:p>
          </table:table-cell>
          <table:table-cell table:style-name="odsStyleTableCell-0add371f96ebf5e9a1d174fe14f4e12c" office:value-type="string">
            <text:p>0.93650</text:p>
          </table:table-cell>
        </table:table-row>
        <table:table-row table:style-name="ro1">
          <table:table-cell table:style-name="odsStyleTableCell-297153521e8e93a14b823a05979af922" office:value-type="string">
            <text:p>JAPON</text:p>
          </table:table-cell>
          <table:table-cell table:style-name="odsStyleTableCell-297153521e8e93a14b823a05979af922" office:value-type="string">
            <text:p>YEN</text:p>
          </table:table-cell>
          <table:table-cell table:style-name="odsStyleTableCell-297153521e8e93a14b823a05979af922" office:value-type="string">
            <text:p>JPY</text:p>
          </table:table-cell>
          <table:table-cell table:style-name="odsStyleTableCell-0add371f96ebf5e9a1d174fe14f4e12c" office:value-type="string">
            <text:p>0.04445</text:p>
          </table:table-cell>
          <table:table-cell table:style-name="odsStyleTableCell-0add371f96ebf5e9a1d174fe14f4e12c" office:value-type="string">
            <text:p>154.33000</text:p>
          </table:table-cell>
        </table:table-row>
        <table:table-row table:style-name="ro1">
          <table:table-cell table:style-name="odsStyleTableCell-297153521e8e93a14b823a05979af922" office:value-type="string">
            <text:p>ARABIA SAUDITA</text:p>
          </table:table-cell>
          <table:table-cell table:style-name="odsStyleTableCell-297153521e8e93a14b823a05979af922" office:value-type="string">
            <text:p>RIYAL SAUDÍ</text:p>
          </table:table-cell>
          <table:table-cell table:style-name="odsStyleTableCell-297153521e8e93a14b823a05979af922" office:value-type="string">
            <text:p>SAR</text:p>
          </table:table-cell>
          <table:table-cell table:style-name="odsStyleTableCell-0add371f96ebf5e9a1d174fe14f4e12c" office:value-type="string">
            <text:p>1.82875</text:p>
          </table:table-cell>
          <table:table-cell table:style-name="odsStyleTableCell-0add371f96ebf5e9a1d174fe14f4e12c" office:value-type="string">
            <text:p>3.75120</text:p>
          </table:table-cell>
        </table:table-row>
        <table:table-row table:style-name="ro1">
          <table:table-cell table:style-name="odsStyleTableCell-297153521e8e93a14b823a05979af922" office:value-type="string">
            <text:p>ARGELIA</text:p>
          </table:table-cell>
          <table:table-cell table:style-name="odsStyleTableCell-297153521e8e93a14b823a05979af922" office:value-type="string">
            <text:p>DINAR ARGELINO</text:p>
          </table:table-cell>
          <table:table-cell table:style-name="odsStyleTableCell-297153521e8e93a14b823a05979af922" office:value-type="string">
            <text:p>DZD</text:p>
          </table:table-cell>
          <table:table-cell table:style-name="odsStyleTableCell-0add371f96ebf5e9a1d174fe14f4e12c" office:value-type="string">
            <text:p>0.05102</text:p>
          </table:table-cell>
          <table:table-cell table:style-name="odsStyleTableCell-0add371f96ebf5e9a1d174fe14f4e12c" office:value-type="string">
            <text:p>134.46850</text:p>
          </table:table-cell>
        </table:table-row>
        <table:table-row table:style-name="ro1">
          <table:table-cell table:style-name="odsStyleTableCell-297153521e8e93a14b823a05979af922" office:value-type="string">
            <text:p>ARGENTINA</text:p>
          </table:table-cell>
          <table:table-cell table:style-name="odsStyleTableCell-297153521e8e93a14b823a05979af922" office:value-type="string">
            <text:p>PESO</text:p>
          </table:table-cell>
          <table:table-cell table:style-name="odsStyleTableCell-297153521e8e93a14b823a05979af922" office:value-type="string">
            <text:p>ARS</text:p>
          </table:table-cell>
          <table:table-cell table:style-name="odsStyleTableCell-0add371f96ebf5e9a1d174fe14f4e12c" office:value-type="string">
            <text:p>0.00789</text:p>
          </table:table-cell>
          <table:table-cell table:style-name="odsStyleTableCell-0add371f96ebf5e9a1d174fe14f4e12c" office:value-type="string">
            <text:p>869.21530</text:p>
          </table:table-cell>
        </table:table-row>
        <table:table-row table:style-name="ro1">
          <table:table-cell table:style-name="odsStyleTableCell-297153521e8e93a14b823a05979af922" office:value-type="string">
            <text:p>AUSTRALIA</text:p>
          </table:table-cell>
          <table:table-cell table:style-name="odsStyleTableCell-297153521e8e93a14b823a05979af922" office:value-type="string">
            <text:p>DÓLAR</text:p>
          </table:table-cell>
          <table:table-cell table:style-name="odsStyleTableCell-297153521e8e93a14b823a05979af922" office:value-type="string">
            <text:p>AUD</text:p>
          </table:table-cell>
          <table:table-cell table:style-name="odsStyleTableCell-0add371f96ebf5e9a1d174fe14f4e12c" office:value-type="string">
            <text:p>4.42059</text:p>
          </table:table-cell>
          <table:table-cell table:style-name="odsStyleTableCell-0add371f96ebf5e9a1d174fe14f4e12c" office:value-type="string">
            <text:p>1.55183</text:p>
          </table:table-cell>
        </table:table-row>
        <table:table-row table:style-name="ro1">
          <table:table-cell table:style-name="odsStyleTableCell-297153521e8e93a14b823a05979af922" office:value-type="string">
            <text:p>BRASIL</text:p>
          </table:table-cell>
          <table:table-cell table:style-name="odsStyleTableCell-297153521e8e93a14b823a05979af922" office:value-type="string">
            <text:p>REAL</text:p>
          </table:table-cell>
          <table:table-cell table:style-name="odsStyleTableCell-297153521e8e93a14b823a05979af922" office:value-type="string">
            <text:p>BRL</text:p>
          </table:table-cell>
          <table:table-cell table:style-name="odsStyleTableCell-0add371f96ebf5e9a1d174fe14f4e12c" office:value-type="string">
            <text:p>1.31357</text:p>
          </table:table-cell>
          <table:table-cell table:style-name="odsStyleTableCell-0add371f96ebf5e9a1d174fe14f4e12c" office:value-type="string">
            <text:p>5.22240</text:p>
          </table:table-cell>
        </table:table-row>
        <table:table-row table:style-name="ro1">
          <table:table-cell table:style-name="odsStyleTableCell-297153521e8e93a14b823a05979af922" office:value-type="string">
            <text:p>CANADA</text:p>
          </table:table-cell>
          <table:table-cell table:style-name="odsStyleTableCell-297153521e8e93a14b823a05979af922" office:value-type="string">
            <text:p>DÓLAR</text:p>
          </table:table-cell>
          <table:table-cell table:style-name="odsStyleTableCell-297153521e8e93a14b823a05979af922" office:value-type="string">
            <text:p>CAD</text:p>
          </table:table-cell>
          <table:table-cell table:style-name="odsStyleTableCell-0add371f96ebf5e9a1d174fe14f4e12c" office:value-type="string">
            <text:p>4.98438</text:p>
          </table:table-cell>
          <table:table-cell table:style-name="odsStyleTableCell-0add371f96ebf5e9a1d174fe14f4e12c" office:value-type="string">
            <text:p>1.37630</text:p>
          </table:table-cell>
        </table:table-row>
        <table:table-row table:style-name="ro1">
          <table:table-cell table:style-name="odsStyleTableCell-297153521e8e93a14b823a05979af922" office:value-type="string">
            <text:p>CHILE</text:p>
          </table:table-cell>
          <table:table-cell table:style-name="odsStyleTableCell-297153521e8e93a14b823a05979af922" office:value-type="string">
            <text:p>PESO</text:p>
          </table:table-cell>
          <table:table-cell table:style-name="odsStyleTableCell-297153521e8e93a14b823a05979af922" office:value-type="string">
            <text:p>CLP</text:p>
          </table:table-cell>
          <table:table-cell table:style-name="odsStyleTableCell-0add371f96ebf5e9a1d174fe14f4e12c" office:value-type="string">
            <text:p>0.00702</text:p>
          </table:table-cell>
          <table:table-cell table:style-name="odsStyleTableCell-0add371f96ebf5e9a1d174fe14f4e12c" office:value-type="string">
            <text:p>976.58000</text:p>
          </table:table-cell>
        </table:table-row>
        <table:table-row table:style-name="ro1">
          <table:table-cell table:style-name="odsStyleTableCell-297153521e8e93a14b823a05979af922" office:value-type="string">
            <text:p>COLOMBIA</text:p>
          </table:table-cell>
          <table:table-cell table:style-name="odsStyleTableCell-297153521e8e93a14b823a05979af922" office:value-type="string">
            <text:p>PESO</text:p>
          </table:table-cell>
          <table:table-cell table:style-name="odsStyleTableCell-297153521e8e93a14b823a05979af922" office:value-type="string">
            <text:p>COP</text:p>
          </table:table-cell>
          <table:table-cell table:style-name="odsStyleTableCell-0add371f96ebf5e9a1d174fe14f4e12c" office:value-type="string">
            <text:p>0.00176</text:p>
          </table:table-cell>
          <table:table-cell table:style-name="odsStyleTableCell-0add371f96ebf5e9a1d174fe14f4e12c" office:value-type="string">
            <text:p>3,901.38000</text:p>
          </table:table-cell>
        </table:table-row>
        <table:table-row table:style-name="ro1">
          <table:table-cell table:style-name="odsStyleTableCell-297153521e8e93a14b823a05979af922" office:value-type="string">
            <text:p>COREA DEL SUR</text:p>
          </table:table-cell>
          <table:table-cell table:style-name="odsStyleTableCell-297153521e8e93a14b823a05979af922" office:value-type="string">
            <text:p>WON</text:p>
          </table:table-cell>
          <table:table-cell table:style-name="odsStyleTableCell-297153521e8e93a14b823a05979af922" office:value-type="string">
            <text:p>KRW</text:p>
          </table:table-cell>
          <table:table-cell table:style-name="odsStyleTableCell-0add371f96ebf5e9a1d174fe14f4e12c" office:value-type="string">
            <text:p>0.00495</text:p>
          </table:table-cell>
          <table:table-cell table:style-name="odsStyleTableCell-0add371f96ebf5e9a1d174fe14f4e12c" office:value-type="string">
            <text:p>1,386.79000</text:p>
          </table:table-cell>
        </table:table-row>
        <table:table-row table:style-name="ro1">
          <table:table-cell table:style-name="odsStyleTableCell-297153521e8e93a14b823a05979af922" office:value-type="string">
            <text:p>COSTA RICA</text:p>
          </table:table-cell>
          <table:table-cell table:style-name="odsStyleTableCell-297153521e8e93a14b823a05979af922" office:value-type="string">
            <text:p>COLON COSTARRICENSE</text:p>
          </table:table-cell>
          <table:table-cell table:style-name="odsStyleTableCell-297153521e8e93a14b823a05979af922" office:value-type="string">
            <text:p>CRC</text:p>
          </table:table-cell>
          <table:table-cell table:style-name="odsStyleTableCell-0add371f96ebf5e9a1d174fe14f4e12c" office:value-type="string">
            <text:p>0.01365</text:p>
          </table:table-cell>
          <table:table-cell table:style-name="odsStyleTableCell-0add371f96ebf5e9a1d174fe14f4e12c" office:value-type="string">
            <text:p>502.50000</text:p>
          </table:table-cell>
        </table:table-row>
        <table:table-row table:style-name="ro1">
          <table:table-cell table:style-name="odsStyleTableCell-297153521e8e93a14b823a05979af922" office:value-type="string">
            <text:p>REPUBLICA CHECA</text:p>
          </table:table-cell>
          <table:table-cell table:style-name="odsStyleTableCell-297153521e8e93a14b823a05979af922" office:value-type="string">
            <text:p>CORONA CHECA</text:p>
          </table:table-cell>
          <table:table-cell table:style-name="odsStyleTableCell-297153521e8e93a14b823a05979af922" office:value-type="string">
            <text:p>CZK</text:p>
          </table:table-cell>
          <table:table-cell table:style-name="odsStyleTableCell-0add371f96ebf5e9a1d174fe14f4e12c" office:value-type="string">
            <text:p>0.29007</text:p>
          </table:table-cell>
          <table:table-cell table:style-name="odsStyleTableCell-0add371f96ebf5e9a1d174fe14f4e12c" office:value-type="string">
            <text:p>23.64960</text:p>
          </table:table-cell>
        </table:table-row>
        <table:table-row table:style-name="ro1">
          <table:table-cell table:style-name="odsStyleTableCell-297153521e8e93a14b823a05979af922" office:value-type="string">
            <text:p>DINAMARCA</text:p>
          </table:table-cell>
          <table:table-cell table:style-name="odsStyleTableCell-297153521e8e93a14b823a05979af922" office:value-type="string">
            <text:p>CORONA</text:p>
          </table:table-cell>
          <table:table-cell table:style-name="odsStyleTableCell-297153521e8e93a14b823a05979af922" office:value-type="string">
            <text:p>DKK</text:p>
          </table:table-cell>
          <table:table-cell table:style-name="odsStyleTableCell-0add371f96ebf5e9a1d174fe14f4e12c" office:value-type="string">
            <text:p>0.98175</text:p>
          </table:table-cell>
          <table:table-cell table:style-name="odsStyleTableCell-0add371f96ebf5e9a1d174fe14f4e12c" office:value-type="string">
            <text:p>6.98750</text:p>
          </table:table-cell>
        </table:table-row>
        <table:table-row table:style-name="ro1">
          <table:table-cell table:style-name="odsStyleTableCell-297153521e8e93a14b823a05979af922" office:value-type="string">
            <text:p>ECUADOR</text:p>
          </table:table-cell>
          <table:table-cell table:style-name="odsStyleTableCell-297153521e8e93a14b823a05979af922" office:value-type="string">
            <text:p>DÓLAR</text:p>
          </table:table-cell>
          <table:table-cell table:style-name="odsStyleTableCell-297153521e8e93a14b823a05979af922" office:value-type="string">
            <text:p>USD</text:p>
          </table:table-cell>
          <table:table-cell table:style-name="odsStyleTableCell-0add371f96ebf5e9a1d174fe14f4e12c" office:value-type="string">
            <text:p>6.86000</text:p>
          </table:table-cell>
          <table:table-cell table:style-name="odsStyleTableCell-0add371f96ebf5e9a1d174fe14f4e12c" office:value-type="string">
            <text:p>1.00000</text:p>
          </table:table-cell>
        </table:table-row>
        <table:table-row table:style-name="ro1">
          <table:table-cell table:style-name="odsStyleTableCell-297153521e8e93a14b823a05979af922" office:value-type="string">
            <text:p>EMIRATOS ARABES</text:p>
          </table:table-cell>
          <table:table-cell table:style-name="odsStyleTableCell-297153521e8e93a14b823a05979af922" office:value-type="string">
            <text:p>DIRHAM</text:p>
          </table:table-cell>
          <table:table-cell table:style-name="odsStyleTableCell-297153521e8e93a14b823a05979af922" office:value-type="string">
            <text:p>AED</text:p>
          </table:table-cell>
          <table:table-cell table:style-name="odsStyleTableCell-0add371f96ebf5e9a1d174fe14f4e12c" office:value-type="string">
            <text:p>1.86794</text:p>
          </table:table-cell>
          <table:table-cell table:style-name="odsStyleTableCell-0add371f96ebf5e9a1d174fe14f4e12c" office:value-type="string">
            <text:p>3.67250</text:p>
          </table:table-cell>
        </table:table-row>
        <table:table-row table:style-name="ro1">
          <table:table-cell table:style-name="odsStyleTableCell-297153521e8e93a14b823a05979af922" office:value-type="string">
            <text:p>FILIPINAS</text:p>
          </table:table-cell>
          <table:table-cell table:style-name="odsStyleTableCell-297153521e8e93a14b823a05979af922" office:value-type="string">
            <text:p>PESO FILIPINO</text:p>
          </table:table-cell>
          <table:table-cell table:style-name="odsStyleTableCell-297153521e8e93a14b823a05979af922" office:value-type="string">
            <text:p>PHP</text:p>
          </table:table-cell>
          <table:table-cell table:style-name="odsStyleTableCell-0add371f96ebf5e9a1d174fe14f4e12c" office:value-type="string">
            <text:p>0.11994</text:p>
          </table:table-cell>
          <table:table-cell table:style-name="odsStyleTableCell-0add371f96ebf5e9a1d174fe14f4e12c" office:value-type="string">
            <text:p>57.19300</text:p>
          </table:table-cell>
        </table:table-row>
        <table:table-row table:style-name="ro1">
          <table:table-cell table:style-name="odsStyleTableCell-297153521e8e93a14b823a05979af922" office:value-type="string">
            <text:p>HAITÍ</text:p>
          </table:table-cell>
          <table:table-cell table:style-name="odsStyleTableCell-297153521e8e93a14b823a05979af922" office:value-type="string">
            <text:p>GOURDE</text:p>
          </table:table-cell>
          <table:table-cell table:style-name="odsStyleTableCell-297153521e8e93a14b823a05979af922" office:value-type="string">
            <text:p>HTG</text:p>
          </table:table-cell>
          <table:table-cell table:style-name="odsStyleTableCell-0add371f96ebf5e9a1d174fe14f4e12c" office:value-type="string">
            <text:p>0.05196</text:p>
          </table:table-cell>
          <table:table-cell table:style-name="odsStyleTableCell-0add371f96ebf5e9a1d174fe14f4e12c" office:value-type="string">
            <text:p>132.03160</text:p>
          </table:table-cell>
        </table:table-row>
        <table:table-row table:style-name="ro1">
          <table:table-cell table:style-name="odsStyleTableCell-297153521e8e93a14b823a05979af922" office:value-type="string">
            <text:p>HONG KONG</text:p>
          </table:table-cell>
          <table:table-cell table:style-name="odsStyleTableCell-297153521e8e93a14b823a05979af922" office:value-type="string">
            <text:p>DÓLAR</text:p>
          </table:table-cell>
          <table:table-cell table:style-name="odsStyleTableCell-297153521e8e93a14b823a05979af922" office:value-type="string">
            <text:p>HKD</text:p>
          </table:table-cell>
          <table:table-cell table:style-name="odsStyleTableCell-0add371f96ebf5e9a1d174fe14f4e12c" office:value-type="string">
            <text:p>0.87610</text:p>
          </table:table-cell>
          <table:table-cell table:style-name="odsStyleTableCell-0add371f96ebf5e9a1d174fe14f4e12c" office:value-type="string">
            <text:p>7.83020</text:p>
          </table:table-cell>
        </table:table-row>
        <table:table-row table:style-name="ro1">
          <table:table-cell table:style-name="odsStyleTableCell-297153521e8e93a14b823a05979af922" office:value-type="string">
            <text:p>INDIA</text:p>
          </table:table-cell>
          <table:table-cell table:style-name="odsStyleTableCell-297153521e8e93a14b823a05979af922" office:value-type="string">
            <text:p>RUPIA</text:p>
          </table:table-cell>
          <table:table-cell table:style-name="odsStyleTableCell-297153521e8e93a14b823a05979af922" office:value-type="string">
            <text:p>INR</text:p>
          </table:table-cell>
          <table:table-cell table:style-name="odsStyleTableCell-0add371f96ebf5e9a1d174fe14f4e12c" office:value-type="string">
            <text:p>0.08212</text:p>
          </table:table-cell>
          <table:table-cell table:style-name="odsStyleTableCell-0add371f96ebf5e9a1d174fe14f4e12c" office:value-type="string">
            <text:p>83.53880</text:p>
          </table:table-cell>
        </table:table-row>
        <table:table-row table:style-name="ro1">
          <table:table-cell table:style-name="odsStyleTableCell-297153521e8e93a14b823a05979af922" office:value-type="string">
            <text:p>INDONESIA</text:p>
          </table:table-cell>
          <table:table-cell table:style-name="odsStyleTableCell-297153521e8e93a14b823a05979af922" office:value-type="string">
            <text:p>RUPIA INDONESIA</text:p>
          </table:table-cell>
          <table:table-cell table:style-name="odsStyleTableCell-297153521e8e93a14b823a05979af922" office:value-type="string">
            <text:p>IDR</text:p>
          </table:table-cell>
          <table:table-cell table:style-name="odsStyleTableCell-0add371f96ebf5e9a1d174fe14f4e12c" office:value-type="string">
            <text:p>0.00042</text:p>
          </table:table-cell>
          <table:table-cell table:style-name="odsStyleTableCell-0add371f96ebf5e9a1d174fe14f4e12c" office:value-type="string">
            <text:p>16,220.00000</text:p>
          </table:table-cell>
        </table:table-row>
        <table:table-row table:style-name="ro1">
          <table:table-cell table:style-name="odsStyleTableCell-297153521e8e93a14b823a05979af922" office:value-type="string">
            <text:p>ISRAEL</text:p>
          </table:table-cell>
          <table:table-cell table:style-name="odsStyleTableCell-297153521e8e93a14b823a05979af922" office:value-type="string">
            <text:p>NUEVO SÉQUEL</text:p>
          </table:table-cell>
          <table:table-cell table:style-name="odsStyleTableCell-297153521e8e93a14b823a05979af922" office:value-type="string">
            <text:p>ILS</text:p>
          </table:table-cell>
          <table:table-cell table:style-name="odsStyleTableCell-0add371f96ebf5e9a1d174fe14f4e12c" office:value-type="string">
            <text:p>1.80769</text:p>
          </table:table-cell>
          <table:table-cell table:style-name="odsStyleTableCell-0add371f96ebf5e9a1d174fe14f4e12c" office:value-type="string">
            <text:p>3.79490</text:p>
          </table:table-cell>
        </table:table-row>
        <table:table-row table:style-name="ro1">
          <table:table-cell table:style-name="odsStyleTableCell-297153521e8e93a14b823a05979af922" office:value-type="string">
            <text:p>MALASIA</text:p>
          </table:table-cell>
          <table:table-cell table:style-name="odsStyleTableCell-297153521e8e93a14b823a05979af922" office:value-type="string">
            <text:p>RINGGIT MALAYO</text:p>
          </table:table-cell>
          <table:table-cell table:style-name="odsStyleTableCell-297153521e8e93a14b823a05979af922" office:value-type="string">
            <text:p>MYR</text:p>
          </table:table-cell>
          <table:table-cell table:style-name="odsStyleTableCell-0add371f96ebf5e9a1d174fe14f4e12c" office:value-type="string">
            <text:p>1.43125</text:p>
          </table:table-cell>
          <table:table-cell table:style-name="odsStyleTableCell-0add371f96ebf5e9a1d174fe14f4e12c" office:value-type="string">
            <text:p>4.79300</text:p>
          </table:table-cell>
        </table:table-row>
        <table:table-row table:style-name="ro1">
          <table:table-cell table:style-name="odsStyleTableCell-297153521e8e93a14b823a05979af922" office:value-type="string">
            <text:p>MEXICO</text:p>
          </table:table-cell>
          <table:table-cell table:style-name="odsStyleTableCell-297153521e8e93a14b823a05979af922" office:value-type="string">
            <text:p>PESO</text:p>
          </table:table-cell>
          <table:table-cell table:style-name="odsStyleTableCell-297153521e8e93a14b823a05979af922" office:value-type="string">
            <text:p>MXN</text:p>
          </table:table-cell>
          <table:table-cell table:style-name="odsStyleTableCell-0add371f96ebf5e9a1d174fe14f4e12c" office:value-type="string">
            <text:p>0.40511</text:p>
          </table:table-cell>
          <table:table-cell table:style-name="odsStyleTableCell-0add371f96ebf5e9a1d174fe14f4e12c" office:value-type="string">
            <text:p>16.93360</text:p>
          </table:table-cell>
        </table:table-row>
        <table:table-row table:style-name="ro1">
          <table:table-cell table:style-name="odsStyleTableCell-297153521e8e93a14b823a05979af922" office:value-type="string">
            <text:p>NORUEGA</text:p>
          </table:table-cell>
          <table:table-cell table:style-name="odsStyleTableCell-297153521e8e93a14b823a05979af922" office:value-type="string">
            <text:p>CORONA</text:p>
          </table:table-cell>
          <table:table-cell table:style-name="odsStyleTableCell-297153521e8e93a14b823a05979af922" office:value-type="string">
            <text:p>NOK</text:p>
          </table:table-cell>
          <table:table-cell table:style-name="odsStyleTableCell-0add371f96ebf5e9a1d174fe14f4e12c" office:value-type="string">
            <text:p>0.62469</text:p>
          </table:table-cell>
          <table:table-cell table:style-name="odsStyleTableCell-0add371f96ebf5e9a1d174fe14f4e12c" office:value-type="string">
            <text:p>10.98140</text:p>
          </table:table-cell>
        </table:table-row>
        <table:table-row table:style-name="ro1">
          <table:table-cell table:style-name="odsStyleTableCell-297153521e8e93a14b823a05979af922" office:value-type="string">
            <text:p>PANAMÁ</text:p>
          </table:table-cell>
          <table:table-cell table:style-name="odsStyleTableCell-297153521e8e93a14b823a05979af922" office:value-type="string">
            <text:p>BALBOA</text:p>
          </table:table-cell>
          <table:table-cell table:style-name="odsStyleTableCell-297153521e8e93a14b823a05979af922" office:value-type="string">
            <text:p>PAB</text:p>
          </table:table-cell>
          <table:table-cell table:style-name="odsStyleTableCell-0add371f96ebf5e9a1d174fe14f4e12c" office:value-type="string">
            <text:p>6.86000</text:p>
          </table:table-cell>
          <table:table-cell table:style-name="odsStyleTableCell-0add371f96ebf5e9a1d174fe14f4e12c" office:value-type="string">
            <text:p>1.00000</text:p>
          </table:table-cell>
        </table:table-row>
        <table:table-row table:style-name="ro1">
          <table:table-cell table:style-name="odsStyleTableCell-297153521e8e93a14b823a05979af922" office:value-type="string">
            <text:p>PARAGUAY</text:p>
          </table:table-cell>
          <table:table-cell table:style-name="odsStyleTableCell-297153521e8e93a14b823a05979af922" office:value-type="string">
            <text:p>GUARANI</text:p>
          </table:table-cell>
          <table:table-cell table:style-name="odsStyleTableCell-297153521e8e93a14b823a05979af922" office:value-type="string">
            <text:p>PYG</text:p>
          </table:table-cell>
          <table:table-cell table:style-name="odsStyleTableCell-0add371f96ebf5e9a1d174fe14f4e12c" office:value-type="string">
            <text:p>0.00093</text:p>
          </table:table-cell>
          <table:table-cell table:style-name="odsStyleTableCell-0add371f96ebf5e9a1d174fe14f4e12c" office:value-type="string">
            <text:p>7,399.60000</text:p>
          </table:table-cell>
        </table:table-row>
        <table:table-row table:style-name="ro1">
          <table:table-cell table:style-name="odsStyleTableCell-297153521e8e93a14b823a05979af922" office:value-type="string">
            <text:p>PERU</text:p>
          </table:table-cell>
          <table:table-cell table:style-name="odsStyleTableCell-297153521e8e93a14b823a05979af922" office:value-type="string">
            <text:p>NUEVO SOL</text:p>
          </table:table-cell>
          <table:table-cell table:style-name="odsStyleTableCell-297153521e8e93a14b823a05979af922" office:value-type="string">
            <text:p>PEN</text:p>
          </table:table-cell>
          <table:table-cell table:style-name="odsStyleTableCell-0add371f96ebf5e9a1d174fe14f4e12c" office:value-type="string">
            <text:p>1.83099</text:p>
          </table:table-cell>
          <table:table-cell table:style-name="odsStyleTableCell-0add371f96ebf5e9a1d174fe14f4e12c" office:value-type="string">
            <text:p>3.74660</text:p>
          </table:table-cell>
        </table:table-row>
        <table:table-row table:style-name="ro1">
          <table:table-cell table:style-name="odsStyleTableCell-297153521e8e93a14b823a05979af922" office:value-type="string">
            <text:p>REINO UNIDO</text:p>
          </table:table-cell>
          <table:table-cell table:style-name="odsStyleTableCell-297153521e8e93a14b823a05979af922" office:value-type="string">
            <text:p>LIBRA</text:p>
          </table:table-cell>
          <table:table-cell table:style-name="odsStyleTableCell-297153521e8e93a14b823a05979af922" office:value-type="string">
            <text:p>GBP</text:p>
          </table:table-cell>
          <table:table-cell table:style-name="odsStyleTableCell-0add371f96ebf5e9a1d174fe14f4e12c" office:value-type="string">
            <text:p>8.54893</text:p>
          </table:table-cell>
          <table:table-cell table:style-name="odsStyleTableCell-0add371f96ebf5e9a1d174fe14f4e12c" office:value-type="string">
            <text:p>0.80244</text:p>
          </table:table-cell>
        </table:table-row>
        <table:table-row table:style-name="ro1">
          <table:table-cell table:style-name="odsStyleTableCell-297153521e8e93a14b823a05979af922" office:value-type="string">
            <text:p>REPÚBLICA DOMINICANA</text:p>
          </table:table-cell>
          <table:table-cell table:style-name="odsStyleTableCell-297153521e8e93a14b823a05979af922" office:value-type="string">
            <text:p>PESO DOMINICANO</text:p>
          </table:table-cell>
          <table:table-cell table:style-name="odsStyleTableCell-297153521e8e93a14b823a05979af922" office:value-type="string">
            <text:p>DOP</text:p>
          </table:table-cell>
          <table:table-cell table:style-name="odsStyleTableCell-0add371f96ebf5e9a1d174fe14f4e12c" office:value-type="string">
            <text:p>0.11609</text:p>
          </table:table-cell>
          <table:table-cell table:style-name="odsStyleTableCell-0add371f96ebf5e9a1d174fe14f4e12c" office:value-type="string">
            <text:p>59.09300</text:p>
          </table:table-cell>
        </table:table-row>
        <table:table-row table:style-name="ro1">
          <table:table-cell table:style-name="odsStyleTableCell-297153521e8e93a14b823a05979af922" office:value-type="string">
            <text:p>REP.POPULAR CHINA</text:p>
          </table:table-cell>
          <table:table-cell table:style-name="odsStyleTableCell-297153521e8e93a14b823a05979af922" office:value-type="string">
            <text:p>YUAN RENMINBI OFFSHORE</text:p>
          </table:table-cell>
          <table:table-cell table:style-name="odsStyleTableCell-297153521e8e93a14b823a05979af922" office:value-type="string">
            <text:p>CNH</text:p>
          </table:table-cell>
          <table:table-cell table:style-name="odsStyleTableCell-0add371f96ebf5e9a1d174fe14f4e12c" office:value-type="string">
            <text:p>0.94707</text:p>
          </table:table-cell>
          <table:table-cell table:style-name="odsStyleTableCell-0add371f96ebf5e9a1d174fe14f4e12c" office:value-type="string">
            <text:p>7.24340</text:p>
          </table:table-cell>
        </table:table-row>
        <table:table-row table:style-name="ro1">
          <table:table-cell table:style-name="odsStyleTableCell-297153521e8e93a14b823a05979af922" office:value-type="string">
            <text:p>RUSIA</text:p>
          </table:table-cell>
          <table:table-cell table:style-name="odsStyleTableCell-297153521e8e93a14b823a05979af922" office:value-type="string">
            <text:p>RUBLO RUSO</text:p>
          </table:table-cell>
          <table:table-cell table:style-name="odsStyleTableCell-297153521e8e93a14b823a05979af922" office:value-type="string">
            <text:p>RUB</text:p>
          </table:table-cell>
          <table:table-cell table:style-name="odsStyleTableCell-0add371f96ebf5e9a1d174fe14f4e12c" office:value-type="string">
            <text:p>0.07281</text:p>
          </table:table-cell>
          <table:table-cell table:style-name="odsStyleTableCell-0add371f96ebf5e9a1d174fe14f4e12c" office:value-type="string">
            <text:p>94.22200</text:p>
          </table:table-cell>
        </table:table-row>
        <table:table-row table:style-name="ro1">
          <table:table-cell table:style-name="odsStyleTableCell-297153521e8e93a14b823a05979af922" office:value-type="string">
            <text:p>SINGAPUR</text:p>
          </table:table-cell>
          <table:table-cell table:style-name="odsStyleTableCell-297153521e8e93a14b823a05979af922" office:value-type="string">
            <text:p>DÓLAR</text:p>
          </table:table-cell>
          <table:table-cell table:style-name="odsStyleTableCell-297153521e8e93a14b823a05979af922" office:value-type="string">
            <text:p>SGD</text:p>
          </table:table-cell>
          <table:table-cell table:style-name="odsStyleTableCell-0add371f96ebf5e9a1d174fe14f4e12c" office:value-type="string">
            <text:p>5.04449</text:p>
          </table:table-cell>
          <table:table-cell table:style-name="odsStyleTableCell-0add371f96ebf5e9a1d174fe14f4e12c" office:value-type="string">
            <text:p>1.35990</text:p>
          </table:table-cell>
        </table:table-row>
        <table:table-row table:style-name="ro1">
          <table:table-cell table:style-name="odsStyleTableCell-297153521e8e93a14b823a05979af922" office:value-type="string">
            <text:p>SUDÁFRICA</text:p>
          </table:table-cell>
          <table:table-cell table:style-name="odsStyleTableCell-297153521e8e93a14b823a05979af922" office:value-type="string">
            <text:p>RAND</text:p>
          </table:table-cell>
          <table:table-cell table:style-name="odsStyleTableCell-297153521e8e93a14b823a05979af922" office:value-type="string">
            <text:p>ZAR</text:p>
          </table:table-cell>
          <table:table-cell table:style-name="odsStyleTableCell-0add371f96ebf5e9a1d174fe14f4e12c" office:value-type="string">
            <text:p>0.36108</text:p>
          </table:table-cell>
          <table:table-cell table:style-name="odsStyleTableCell-0add371f96ebf5e9a1d174fe14f4e12c" office:value-type="string">
            <text:p>18.99850</text:p>
          </table:table-cell>
        </table:table-row>
        <table:table-row table:style-name="ro1">
          <table:table-cell table:style-name="odsStyleTableCell-297153521e8e93a14b823a05979af922" office:value-type="string">
            <text:p>SUECIA</text:p>
          </table:table-cell>
          <table:table-cell table:style-name="odsStyleTableCell-297153521e8e93a14b823a05979af922" office:value-type="string">
            <text:p>CORONA</text:p>
          </table:table-cell>
          <table:table-cell table:style-name="odsStyleTableCell-297153521e8e93a14b823a05979af922" office:value-type="string">
            <text:p>SEK</text:p>
          </table:table-cell>
          <table:table-cell table:style-name="odsStyleTableCell-0add371f96ebf5e9a1d174fe14f4e12c" office:value-type="string">
            <text:p>0.62775</text:p>
          </table:table-cell>
          <table:table-cell table:style-name="odsStyleTableCell-0add371f96ebf5e9a1d174fe14f4e12c" office:value-type="string">
            <text:p>10.92790</text:p>
          </table:table-cell>
        </table:table-row>
        <table:table-row table:style-name="ro1">
          <table:table-cell table:style-name="odsStyleTableCell-297153521e8e93a14b823a05979af922" office:value-type="string">
            <text:p>SUIZA</text:p>
          </table:table-cell>
          <table:table-cell table:style-name="odsStyleTableCell-297153521e8e93a14b823a05979af922" office:value-type="string">
            <text:p>FRANCO</text:p>
          </table:table-cell>
          <table:table-cell table:style-name="odsStyleTableCell-297153521e8e93a14b823a05979af922" office:value-type="string">
            <text:p>CHF</text:p>
          </table:table-cell>
          <table:table-cell table:style-name="odsStyleTableCell-0add371f96ebf5e9a1d174fe14f4e12c" office:value-type="string">
            <text:p>7.53846</text:p>
          </table:table-cell>
          <table:table-cell table:style-name="odsStyleTableCell-0add371f96ebf5e9a1d174fe14f4e12c" office:value-type="string">
            <text:p>0.91000</text:p>
          </table:table-cell>
        </table:table-row>
        <table:table-row table:style-name="ro1">
          <table:table-cell table:style-name="odsStyleTableCell-297153521e8e93a14b823a05979af922" office:value-type="string">
            <text:p>TAILANDIA</text:p>
          </table:table-cell>
          <table:table-cell table:style-name="odsStyleTableCell-297153521e8e93a14b823a05979af922" office:value-type="string">
            <text:p>THAI BAHT</text:p>
          </table:table-cell>
          <table:table-cell table:style-name="odsStyleTableCell-297153521e8e93a14b823a05979af922" office:value-type="string">
            <text:p>THB</text:p>
          </table:table-cell>
          <table:table-cell table:style-name="odsStyleTableCell-0add371f96ebf5e9a1d174fe14f4e12c" office:value-type="string">
            <text:p>0.18675</text:p>
          </table:table-cell>
          <table:table-cell table:style-name="odsStyleTableCell-0add371f96ebf5e9a1d174fe14f4e12c" office:value-type="string">
            <text:p>36.73400</text:p>
          </table:table-cell>
        </table:table-row>
        <table:table-row table:style-name="ro1">
          <table:table-cell table:style-name="odsStyleTableCell-297153521e8e93a14b823a05979af922" office:value-type="string">
            <text:p>TAIWAN</text:p>
          </table:table-cell>
          <table:table-cell table:style-name="odsStyleTableCell-297153521e8e93a14b823a05979af922" office:value-type="string">
            <text:p>DÓLAR</text:p>
          </table:table-cell>
          <table:table-cell table:style-name="odsStyleTableCell-297153521e8e93a14b823a05979af922" office:value-type="string">
            <text:p>TWD</text:p>
          </table:table-cell>
          <table:table-cell table:style-name="odsStyleTableCell-0add371f96ebf5e9a1d174fe14f4e12c" office:value-type="string">
            <text:p>0.21123</text:p>
          </table:table-cell>
          <table:table-cell table:style-name="odsStyleTableCell-0add371f96ebf5e9a1d174fe14f4e12c" office:value-type="string">
            <text:p>32.47700</text:p>
          </table:table-cell>
        </table:table-row>
        <table:table-row table:style-name="ro1">
          <table:table-cell table:style-name="odsStyleTableCell-297153521e8e93a14b823a05979af922" office:value-type="string">
            <text:p>TÚNEZ</text:p>
          </table:table-cell>
          <table:table-cell table:style-name="odsStyleTableCell-297153521e8e93a14b823a05979af922" office:value-type="string">
            <text:p>DINAR TUNECINO</text:p>
          </table:table-cell>
          <table:table-cell table:style-name="odsStyleTableCell-297153521e8e93a14b823a05979af922" office:value-type="string">
            <text:p>TND</text:p>
          </table:table-cell>
          <table:table-cell table:style-name="odsStyleTableCell-0add371f96ebf5e9a1d174fe14f4e12c" office:value-type="string">
            <text:p>2.17419</text:p>
          </table:table-cell>
          <table:table-cell table:style-name="odsStyleTableCell-0add371f96ebf5e9a1d174fe14f4e12c" office:value-type="string">
            <text:p>3.15520</text:p>
          </table:table-cell>
        </table:table-row>
        <table:table-row table:style-name="ro1">
          <table:table-cell table:style-name="odsStyleTableCell-297153521e8e93a14b823a05979af922" office:value-type="string">
            <text:p>TURQUÍA</text:p>
          </table:table-cell>
          <table:table-cell table:style-name="odsStyleTableCell-297153521e8e93a14b823a05979af922" office:value-type="string">
            <text:p>LIRA TURCA</text:p>
          </table:table-cell>
          <table:table-cell table:style-name="odsStyleTableCell-297153521e8e93a14b823a05979af922" office:value-type="string">
            <text:p>TRY</text:p>
          </table:table-cell>
          <table:table-cell table:style-name="odsStyleTableCell-0add371f96ebf5e9a1d174fe14f4e12c" office:value-type="string">
            <text:p>0.21122</text:p>
          </table:table-cell>
          <table:table-cell table:style-name="odsStyleTableCell-0add371f96ebf5e9a1d174fe14f4e12c" office:value-type="string">
            <text:p>32.47770</text:p>
          </table:table-cell>
        </table:table-row>
        <table:table-row table:style-name="ro1">
          <table:table-cell table:style-name="odsStyleTableCell-297153521e8e93a14b823a05979af922" office:value-type="string">
            <text:p>URUGUAY</text:p>
          </table:table-cell>
          <table:table-cell table:style-name="odsStyleTableCell-297153521e8e93a14b823a05979af922" office:value-type="string">
            <text:p>PESO</text:p>
          </table:table-cell>
          <table:table-cell table:style-name="odsStyleTableCell-297153521e8e93a14b823a05979af922" office:value-type="string">
            <text:p>UYU</text:p>
          </table:table-cell>
          <table:table-cell table:style-name="odsStyleTableCell-0add371f96ebf5e9a1d174fe14f4e12c" office:value-type="string">
            <text:p>0.17744</text:p>
          </table:table-cell>
          <table:table-cell table:style-name="odsStyleTableCell-0add371f96ebf5e9a1d174fe14f4e12c" office:value-type="string">
            <text:p>38.66140</text:p>
          </table:table-cell>
        </table:table-row>
        <table:table-row table:style-name="ro1">
          <table:table-cell table:style-name="odsStyleTableCell-297153521e8e93a14b823a05979af922" office:value-type="string">
            <text:p>VENEZUELA</text:p>
          </table:table-cell>
          <table:table-cell table:style-name="odsStyleTableCell-297153521e8e93a14b823a05979af922" office:value-type="string">
            <text:p>BOLIVAR DIGITAL</text:p>
          </table:table-cell>
          <table:table-cell table:style-name="odsStyleTableCell-297153521e8e93a14b823a05979af922" office:value-type="string">
            <text:p>VES</text:p>
          </table:table-cell>
          <table:table-cell table:style-name="odsStyleTableCell-0add371f96ebf5e9a1d174fe14f4e12c" office:value-type="string">
            <text:p>0.18919</text:p>
          </table:table-cell>
          <table:table-cell table:style-name="odsStyleTableCell-0add371f96ebf5e9a1d174fe14f4e12c" office:value-type="string">
            <text:p>36.26000</text:p>
          </table:table-cell>
        </table:table-row>
        <table:table-row table:style-name="ro1">
          <table:table-cell table:style-name="odsStyleTableCell-297153521e8e93a14b823a05979af922" office:value-type="string">
            <text:p>VIETNAM</text:p>
          </table:table-cell>
          <table:table-cell table:style-name="odsStyleTableCell-297153521e8e93a14b823a05979af922" office:value-type="string">
            <text:p>DONG</text:p>
          </table:table-cell>
          <table:table-cell table:style-name="odsStyleTableCell-297153521e8e93a14b823a05979af922" office:value-type="string">
            <text:p>VND</text:p>
          </table:table-cell>
          <table:table-cell table:style-name="odsStyleTableCell-0add371f96ebf5e9a1d174fe14f4e12c" office:value-type="string">
            <text:p>0.00027</text:p>
          </table:table-cell>
          <table:table-cell table:style-name="odsStyleTableCell-0add371f96ebf5e9a1d174fe14f4e12c" office:value-type="string">
            <text:p>25,369.00000</text:p>
          </table:table-cell>
        </table:table-row>
        <table:table-row table:style-name="ro1">
          <table:table-cell table:style-name="odsStyleTableCell-297153521e8e93a14b823a05979af922" office:value-type="string">
            <text:p/>
          </table:table-cell>
          <table:table-cell table:style-name="odsStyleTableCell-297153521e8e93a14b823a05979af922" office:value-type="string">
            <text:p>DERECHO ESPECIAL DE GIRO</text:p>
          </table:table-cell>
          <table:table-cell table:style-name="odsStyleTableCell-297153521e8e93a14b823a05979af922" office:value-type="string">
            <text:p>USD/D.E.G.</text:p>
          </table:table-cell>
          <table:table-cell table:style-name="odsStyleTableCell-0add371f96ebf5e9a1d174fe14f4e12c" office:value-type="string">
            <text:p/>
          </table:table-cell>
          <table:table-cell table:style-name="odsStyleTableCell-0add371f96ebf5e9a1d174fe14f4e12c" office:value-type="string">
            <text:p>1.31510</text:p>
          </table:table-cell>
        </table:table-row>
        <table:table-row table:style-name="ro1">
          <table:table-cell table:style-name="odsStyleTableCell-297153521e8e93a14b823a05979af922" office:value-type="string">
            <text:p/>
          </table:table-cell>
          <table:table-cell table:style-name="odsStyleTableCell-297153521e8e93a14b823a05979af922" office:value-type="string">
            <text:p>UNIDAD DE FOMENTO DE VIVIENDA</text:p>
          </table:table-cell>
          <table:table-cell table:style-name="odsStyleTableCell-297153521e8e93a14b823a05979af922" office:value-type="string">
            <text:p>Bs/UFV</text:p>
          </table:table-cell>
          <table:table-cell table:style-name="odsStyleTableCell-0add371f96ebf5e9a1d174fe14f4e12c" office:value-type="string">
            <text:p/>
          </table:table-cell>
          <table:table-cell table:style-name="odsStyleTableCell-0add371f96ebf5e9a1d174fe14f4e12c" office:value-type="string">
            <text:p>2.490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1e2482b97f46e75903e075be9c464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e694fc38a23264ae45ea3377b2c78a0" office:value-type="string">
            <text:p> </text:p>
          </table:table-cell>
          <table:table-cell table:style-name="odsStyleTableCell-de694fc38a23264ae45ea3377b2c78a0" office:value-type="string">
            <text:p>UNIDAD MONETARIA</text:p>
          </table:table-cell>
          <table:table-cell table:style-name="odsStyleTableCell-de694fc38a23264ae45ea3377b2c78a0" office:value-type="string">
            <text:p>MONEDA</text:p>
          </table:table-cell>
          <table:table-cell table:style-name="odsStyleTableCell-de694fc38a23264ae45ea3377b2c78a0" office:value-type="string">
            <text:p>TIPO DE CAMBIO EN M.E.</text:p>
          </table:table-cell>
        </table:table-row>
        <table:table-row table:style-name="ro1">
          <table:table-cell table:style-name="odsStyleTableCell-297153521e8e93a14b823a05979af922" office:value-type="string">
            <text:p>ORO</text:p>
          </table:table-cell>
          <table:table-cell table:style-name="odsStyleTableCell-297153521e8e93a14b823a05979af922" office:value-type="string">
            <text:p>ONZA TROY ORO</text:p>
          </table:table-cell>
          <table:table-cell table:style-name="odsStyleTableCell-297153521e8e93a14b823a05979af922" office:value-type="string">
            <text:p>USD./O.T.F.</text:p>
          </table:table-cell>
          <table:table-cell table:style-name="odsStyleTableCell-0add371f96ebf5e9a1d174fe14f4e12c" office:value-type="string">
            <text:p>2,376.25000</text:p>
          </table:table-cell>
        </table:table-row>
        <table:table-row table:style-name="ro1">
          <table:table-cell table:style-name="odsStyleTableCell-297153521e8e93a14b823a05979af922" office:value-type="string">
            <text:p>PLATA</text:p>
          </table:table-cell>
          <table:table-cell table:style-name="odsStyleTableCell-297153521e8e93a14b823a05979af922" office:value-type="string">
            <text:p>ONZA TROY PLATA</text:p>
          </table:table-cell>
          <table:table-cell table:style-name="odsStyleTableCell-297153521e8e93a14b823a05979af922" office:value-type="string">
            <text:p>USD./O.T.F.</text:p>
          </table:table-cell>
          <table:table-cell table:style-name="odsStyleTableCell-0add371f96ebf5e9a1d174fe14f4e12c" office:value-type="string">
            <text:p>28.44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1e2482b97f46e75903e075be9c464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e694fc38a23264ae45ea3377b2c78a0" office:value-type="string">
            <text:p> </text:p>
          </table:table-cell>
          <table:table-cell table:style-name="odsStyleTableCell-de694fc38a23264ae45ea3377b2c78a0" office:value-type="string">
            <text:p>1 MES</text:p>
          </table:table-cell>
          <table:table-cell table:style-name="odsStyleTableCell-de694fc38a23264ae45ea3377b2c78a0" office:value-type="string">
            <text:p>3 MESES</text:p>
          </table:table-cell>
          <table:table-cell table:style-name="odsStyleTableCell-de694fc38a23264ae45ea3377b2c78a0" office:value-type="string">
            <text:p>6 MESES</text:p>
          </table:table-cell>
        </table:table-row>
        <table:table-row table:style-name="ro1">
          <table:table-cell table:style-name="odsStyleTableCell-d98cff50db21931a0f5ad5e22b547835" office:value-type="string">
            <text:p>TASA LIBOR(USD)</text:p>
          </table:table-cell>
          <table:table-cell table:style-name="odsStyleTableCell-0add371f96ebf5e9a1d174fe14f4e12c" office:value-type="string">
            <text:p>5.43</text:p>
          </table:table-cell>
          <table:table-cell table:style-name="odsStyleTableCell-0add371f96ebf5e9a1d174fe14f4e12c" office:value-type="string">
            <text:p>5.59</text:p>
          </table:table-cell>
          <table:table-cell table:style-name="odsStyleTableCell-0add371f96ebf5e9a1d174fe14f4e12c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97153521e8e93a14b823a05979af92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8</meta:creation-date>
    <meta:generator>ods générator</meta:generator>
    <dc:date>2024-10-18T20:18:48</dc:date>
    <meta:editing-duration>PT1S</meta:editing-duration>
    <meta:editing-cycles>1</meta:editing-cycles>
    <meta:document-statistic meta:table-count="1" meta:cell-count="4" meta:object-count="0"/>
  </office:meta>
</office:document-meta>
</file>